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4b321" officeooo:paragraph-rsid="0024b321"/>
    </style:style>
    <style:style style:name="P2" style:family="paragraph" style:parent-style-name="Standard">
      <style:text-properties officeooo:rsid="0025b8aa" officeooo:paragraph-rsid="0025b8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 how many ways can you choose k elements out of n elements, not taking order into account?</text:p>
      <text:p text:style-name="P2">Write a program to compute this number.</text:p>
      <text:p text:style-name="P2">Input</text:p>
      <text:p text:style-name="P2">The input file will contain one or more test cases.</text:p>
      <text:p text:style-name="P2">Each test case consists of one line containing two integers n (n ≥ 1) and k (0 ≤ k ≤ n).</text:p>
      <text:p text:style-name="P2">Input is terminated by two zeroes for n and k.</text:p>
      <text:p text:style-name="P2">Output</text:p>
      <text:p text:style-name="P2">For each test case, print one line containing the required number. This number will always fit into an</text:p>
      <text:p text:style-name="P2">integer, i.e. it will be less than 2 31 .</text:p>
      <text:p text:style-name="P2">Warning: Don’t underestimate the problem. The result will fit into an integer — but if all intermediate</text:p>
      <text:p text:style-name="P2">results arising during the computation will also fit into an integer depends on your algorithm. The test</text:p>
      <text:p text:style-name="P2">cases will go to the limit.</text:p>
      <text:p text:style-name="P2">Sample Input</text:p>
      <text:p text:style-name="P2">4 2</text:p>
      <text:p text:style-name="P2">10 5</text:p>
      <text:p text:style-name="P2">49 6</text:p>
      <text:p text:style-name="P2">0 0</text:p>
      <text:p text:style-name="P2">Sample Output</text:p>
      <text:p text:style-name="P2">6</text:p>
      <text:p text:style-name="P2">252</text:p>
      <text:p text:style-name="P2">139838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10T19:43:19.965711492</dc:date>
    <meta:editing-duration>PT20M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50" meta:character-count="755" meta:non-whitespace-character-count="625"/>
  </office:meta>
</office:document-meta>
</file>